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family="'Arial Black'" style:font-family-generic="swiss" style:font-pitch="variable" fo:font-size="56pt" style:font-size-asian="56pt" style:font-size-complex="56pt"/>
    </style:style>
    <style:style style:name="P2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size="56pt" fo:font-weight="bold" style:font-size-asian="56pt" style:font-size-complex="5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family="'Arial Black'" style:font-family-generic="swiss" style:font-pitch="variable" fo:font-size="54pt" style:font-size-asian="54pt" style:font-size-complex="54pt"/>
    </style:style>
    <style:style style:name="P11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T1" style:family="text">
      <style:text-properties fo:color="#ffffff" fo:font-family="'Arial Black'" style:font-family-generic="swiss" style:font-pitch="variable" fo:font-size="56pt" fo:font-weight="bold" style:font-size-asian="56pt" style:font-size-complex="56pt"/>
    </style:style>
    <style:style style:name="T2" style:family="text">
      <style:text-properties fo:color="#ffffff" fo:font-family="'Arial Black'" style:font-family-generic="swiss" style:font-pitch="variable" fo:font-size="60pt" fo:font-weight="bold"/>
    </style:style>
    <style:style style:name="T3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martwychwstały Pan</text:span><text:span text:style-name="T1"><text:line-break/></text:span><text:span text:style-name="T1">Królestwo objął dziś.</text:span><text:span text:style-name="T1"><text:line-break/></text:span><text:span text:style-name="T1">Wszechmogący Wódz</text:span><text:span text:style-name="T1"><text:line-break/></text:span><text:span text:style-name="T1">okazał Swoją moc.</text:span><text:span text:style-name="T1"><text:line-break/></text:span><text:span text:style-name="T1">Zakwitł Krzyż i karmi, chroni mnie. Jezus Pan</text:span><text:span text:style-name="T1"><text:line-break/></text:span><text:span text:style-name="T1">rozdaje życie S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1. Milczący Baranek,</text:span><text:span text:style-name="T2"><text:line-break/></text:span><text:span text:style-name="T2">Baranek zabity</text:span><text:span text:style-name="T2"><text:line-break/></text:span><text:span text:style-name="T2">Wybawia dziś nas</text:span><text:span text:style-name="T2"><text:line-break/></text:span><text:span text:style-name="T2">z niewoli tego świa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Hańbą okrył śmierć,</text:span><text:span text:style-name="T2"><text:line-break/></text:span><text:span text:style-name="T2">nasza Pascha</text:span><text:span text:style-name="T2"><text:line-break/></text:span><text:span text:style-name="T2">On wywiódł dziś nas</text:span><text:span text:style-name="T2"><text:line-break/></text:span><text:span text:style-name="T2">ze śmierci do życ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martwychwstały Pan</text:span><text:span text:style-name="T1"><text:line-break/></text:span><text:span text:style-name="T1">Królestwo objął dziś.</text:span><text:span text:style-name="T1"><text:line-break/></text:span><text:span text:style-name="T1">Wszechmogący Wódz</text:span><text:span text:style-name="T1"><text:line-break/></text:span><text:span text:style-name="T1">okazał Swoją moc.</text:span><text:span text:style-name="T1"><text:line-break/></text:span><text:span text:style-name="T1">Zakwitł Krzyż i karmi, chroni mnie. Jezus Pan</text:span><text:span text:style-name="T1"><text:line-break/></text:span><text:span text:style-name="T1">rozdaje życie Sw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0cm" svg:y="0cm" presentation:class="title" presentation:user-transformed="true">
          <draw:text-box>
            <text:p text:style-name="P7"><text:span text:style-name="T2">2. W Ablu zabity,</text:span><text:span text:style-name="T2"><text:line-break/></text:span><text:span text:style-name="T2">w Izaaku związany</text:span><text:span text:style-name="T2"><text:line-break/></text:span><text:span text:style-name="T2">Wygnany w Jakubie,</text:span><text:span text:style-name="T2"><text:line-break/></text:span><text:span text:style-name="T2">w Józefie sprzeda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0cm" svg:y="0cm" presentation:class="title" presentation:user-transformed="true">
          <draw:text-box>
            <text:p text:style-name="P7"><text:span text:style-name="T2">Zrodzony z Maryi,/</text:span><text:span text:style-name="T2"><text:line-break/></text:span><text:span text:style-name="T2">przepięknej Owieczki/ <text:s text:c="2"/></text:span><text:span text:style-name="T2"><text:line-break/></text:span><text:span text:style-name="T2">Złożony w ofierze /</text:span><text:span text:style-name="T2"><text:line-break/></text:span><text:span text:style-name="T2">powstaje dziś</text:span><text:span text:style-name="T2"><text:line-break/></text:span><text:span text:style-name="T2">z martwych /</text:span></text:p>
          </draw:text-box>
        </draw:frame>
        <draw:custom-shape draw:style-name="gr2" draw:text-style-name="P9" draw:layer="layout" svg:width="1.5cm" svg:height="13.5cm" svg:x="26cm" svg:y="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martwychwstały Pan</text:span><text:span text:style-name="T1"><text:line-break/></text:span><text:span text:style-name="T1">Królestwo objął dziś.</text:span><text:span text:style-name="T1"><text:line-break/></text:span><text:span text:style-name="T1">Wszechmogący Wódz</text:span><text:span text:style-name="T1"><text:line-break/></text:span><text:span text:style-name="T1">okazał Swoją moc.</text:span><text:span text:style-name="T1"><text:line-break/></text:span><text:span text:style-name="T1">Zakwitł Krzyż i karmi, chroni mnie. Jezus Pan</text:span><text:span text:style-name="T1"><text:line-break/></text:span><text:span text:style-name="T1">rozdaje życie Sw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11" draw:layer="layout" svg:width="28cm" svg:height="21.473cm" svg:x="0cm" svg:y="-0.236cm" presentation:class="title" presentation:user-transformed="true">
          <draw:text-box>
            <text:p text:style-name="P10"><text:span text:style-name="T3">3. Zstępuje z nieba</text:span><text:span text:style-name="T3"><text:line-break/></text:span><text:span text:style-name="T3">w nasze cierpienia</text:span><text:span text:style-name="T3"><text:line-break/></text:span><text:span text:style-name="T3">By wyprowadzić nas</text:span><text:span text:style-name="T3"><text:line-break/></text:span><text:span text:style-name="T3">z ciemności do światła</text:span><text:span text:style-name="T3"><text:line-break/></text:span><text:span text:style-name="T3">Wzięty ze stada,</text:span><text:span text:style-name="T3"><text:line-break/></text:span><text:span text:style-name="T3">zawieszony na drzewie</text:span><text:span text:style-name="T3"><text:line-break/></text:span><text:span text:style-name="T3">Naznacza nas Duchem</text:span><text:span text:style-name="T3"><text:line-break/></text:span><text:span text:style-name="T3">i własną Krw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martwychwstały Pan</text:span><text:span text:style-name="T1"><text:line-break/></text:span><text:span text:style-name="T1">Królestwo objął dziś.</text:span><text:span text:style-name="T1"><text:line-break/></text:span><text:span text:style-name="T1">Wszechmogący Wódz</text:span><text:span text:style-name="T1"><text:line-break/></text:span><text:span text:style-name="T1">okazał Swoją moc.</text:span><text:span text:style-name="T1"><text:line-break/></text:span><text:span text:style-name="T1">Zakwitł Krzyż i karmi, chroni mnie. Jezus Pan</text:span><text:span text:style-name="T1"><text:line-break/></text:span><text:span text:style-name="T1">rozdaje życie Sw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13T23:32:35</meta:creation-date>
    <dc:date>2013-11-24T15:34:37.37</dc:date>
    <dc:language>pl-PL</dc:language>
    <meta:editing-cycles>9</meta:editing-cycles>
    <meta:editing-duration>PT53M45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